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sSelector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mponentsSelector.configure( Configuration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ponentsSelector.getComponentInstanc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Selec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sSelector.setParentLocator( Component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sSelector.ensureExists( Object hint , Class clazz ,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sSelector.addComponent( Object hint , Class clazz , Configuration confi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mponentsSelector.getPipelineHint( Object h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sSelector.hasLabel( Object hint , String lab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nentsSelector.getLabels( Object h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nentsSelector.getClassAttribut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onentsSelector.getMimeTypeForHint( Object hi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